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ome works you need to do before starting:</text:p>
      <text:p text:style-name="Standard">make sure you have install your GPU driver correctly!!!</text:p>
      <text:p text:style-name="Standard">A commputer with Ubuntu18.04</text:p>
      <text:p text:style-name="Standard">Because tensorflow-gpu==1.9.0 or tensorflow-gpu==1.6.0 need use cuda9.0, <text:s/>we use the version below:</text:p>
      <text:p text:style-name="Standard"><text:tab/>1.cuda_9.0.176_384.81_linux.run</text:p>
      <text:p text:style-name="Standard"><text:tab/>2.cudnn-9.0-linux-x64-v7.solitairetheme8</text:p>
      <text:p text:style-name="Standard"><text:tab/>tips: select the linux-version package when download the two package above!!!</text:p>
      <text:p text:style-name="Standard">Of<text:s/>course，you<text:s/>should<text:s/>get them quickly from<text:s/><text:a xlink:href="https://pan.baidu.com/s/16vZbeHAjLwxbFBi5n0QLDA" office:target-frame-name="_top" xlink:show="replace"><text:span text:style-name="超链接">https://pan.baidu.com/s/16vZbeHAjLwxbFBi5n0QLDA</text:span></text:a></text:p>
      <text:p text:style-name="Standard"/>
      <text:p text:style-name="Standard">Ubuntu18.04 <text:s/>install cuda:</text:p>
      <text:p text:style-name="Standard"/>
      <text:p text:style-name="Standard">### install steps####</text:p>
      <text:p text:style-name="Standard"># verify that your GPU supports CUDA</text:p>
      <text:p text:style-name="Standard"># download and install nvidia cuda toolkit and cudnn</text:p>
      <text:p text:style-name="Standard"># setting the environment variables</text:p>
      <text:p text:style-name="Standard"># verify that you have success! Enjoy it!</text:p>
      <text:p text:style-name="Standard">###</text:p>
      <text:p text:style-name="Standard"/>
      <text:p text:style-name="Standard">### verify that your GPU supports CUDA</text:p>
      <text:p text:style-name="Standard">lspci | grep -i nvidia</text:p>
      <text:p text:style-name="Standard"/>
      <text:p text:style-name="Standard">### verify that you have installed gcc, display the version of your gcc</text:p>
      <text:p text:style-name="Standard">gcc --version</text:p>
      <text:p text:style-name="Standard"/>
      <text:p text:style-name="Standard"># first get the PPA repository driver</text:p>
      <text:p text:style-name="Standard">sudo add-apt-repository ppa:graphics-drivers/ppa</text:p>
      <text:p text:style-name="Standard"/>
      <text:p text:style-name="Standard"># install the<text:s/>nvidia driver</text:p>
      <text:p text:style-name="Standard">sudo apt install nvidia-384 nvidia-384-dev</text:p>
      <text:p text:style-name="Standard"/>
      <text:p text:style-name="Standard"># install other significant package</text:p>
      <text:p text:style-name="Standard">sudo apt-get install g++ freeglut3-dev build-essential libx11-dev libxmu-dev libxi-dev libglu1-mesa libglu1-mesa-dev</text:p>
      <text:p text:style-name="Standard"/>
      <text:p text:style-name="Standard"># CUDA 9 need gcc 6</text:p>
      <text:p text:style-name="Standard">sudo apt install gcc-6</text:p>
      <text:p text:style-name="Standard">sudo apt install g++-6</text:p>
      <text:p text:style-name="Standard"/>
      <text:p text:style-name="Standard"># download cuda from https://developer.nvidia.com/compute/cuda/9.0/Prod/local_installers/cuda_9.0.176_384.81_linux-run</text:p>
      <text:p text:style-name="Standard"/>
      <text:p text:style-name="Standard"># give cuda_9.0.176_384.81_linux.run <text:s/>the right to execute, and run it</text:p>
      <text:p text:style-name="Standard">chmod +x cuda_9.0.176_384.81_linux.run</text:p>
      <text:p text:style-name="Standard">sudo ./cuda_9.0.176_384.81_linux.run --override</text:p>
      <text:p text:style-name="Standard"/>
      <text:p text:style-name="Standard">then you will get information like blow:</text:p>
      <text:p text:style-name="Standard"/>
      <text:p text:style-name="Standard">You are attempting to install on an unsupported configuration. Do you wish to continue?</text:p>
      <text:p text:style-name="Standard">y(es)</text:p>
      <text:p text:style-name="Standard"/>
      <text:p text:style-name="Standard">Install NVIDIA Accelerated Graphics Driver for Linux-x86_64 384.81?</text:p>
      <text:p text:style-name="Standard">n(o)</text:p>
      <text:p text:style-name="Standard"/>
      <text:p text:style-name="Standard">Install the CUDA 9.0 Toolkit?</text:p>
      <text:p text:style-name="Standard">y(es)</text:p>
      <text:p text:style-name="Standard"/>
      <text:p text:style-name="Standard"># setting <text:s/>softlink for gcc&amp;g++</text:p>
      <text:p text:style-name="Standard">sudo ln -s /usr/bin/gcc-6 /usr/local/cuda/bin/gcc</text:p>
      <text:p text:style-name="Standard">sudo ln -s /usr/bin/g++-6 /usr/local/cuda/bin/g++</text:p>
      <text:p text:style-name="Standard"/>
      <text:p text:style-name="Standard"># setting environment variables</text:p>
      <text:p text:style-name="Standard">echo 'export<text:s/>PATH=/usr/local/cuda-9.0/bin:$PATH' &gt;&gt; ~/.bashrc</text:p>
      <text:p text:style-name="Standard">echo 'export LD_LIBRARY_PATH=/usr/local/cuda-9.0/lib64:$LD_LIBRARY_PATH' &gt;&gt; ~/.bashrc</text:p>
      <text:p text:style-name="Standard">source ~/.bashrc</text:p>
      <text:p text:style-name="Standard"/>
      <text:p text:style-name="Standard"># download cudnn-9.0-linux-x64-v7.solitairetheme8 from<text:s/>https://developer.nvidia.com/cudnn</text:p>
      <text:p text:style-name="Standard">unpack it :</text:p>
      <text:p text:style-name="Standard">tar -xzvf path/to/cudnn-9.0-linux-x64-v7.solitairetheme8</text:p>
      <text:p text:style-name="Standard"/>
      <text:p text:style-name="Standard"># copy the files you got just now into the dictionary where the cuda-9.0 is installed!</text:p>
      <text:p text:style-name="Standard">sudo cp -P cuda/include/cudnn.h /usr/local/cuda-9.0/include</text:p>
      <text:p text:style-name="Standard">sudo<text:s/>cp -P cuda/lib64/libcudnn* /usr/local/cuda-9.0/lib64/</text:p>
      <text:p text:style-name="Standard">sudo chmod a+r /usr/local/cuda-9.0/lib64/libcudnn*</text:p>
      <text:p text:style-name="Standard"/>
      <text:p text:style-name="Standard"># restart computer before you verify that you installed successfully!</text:p>
      <text:p text:style-name="Standard">nvidia-smi</text:p>
      <text:p text:style-name="Standard">nvcc -V</text:p>
      <text:p text:style-name="Standard"/>
      <text:p text:style-name="Standard"/>
      <text:p text:style-name="Standard"/>
      <text:p text:style-name="Standard"/>
      <text:p text:style-name="Standard">Issues:</text:p>
      <text:p text:style-name="Standard">if occurs error like this:</text:p>
      <text:p text:style-name="Standard">“ImortError:<text:s/>libcublas.so.9.0: cannot open shared object file: No such file or directory”</text:p>
      <text:p text:style-name="Standard">look like you need run the command in bash:</text:p>
      <text:p text:style-name="Standard"><text:s/>export LD_LIBRARY_PATH=$LD_LIBRARY_PATH:/usr/local/cuda-9.0/lib64</text:p>
      <text:p text:style-name="Standard">then everything will be ok!</text:p>
      <text:p text:style-name="Standard"/>
      <text:p text:style-name="Standard"/>
      <text:p text:style-name="Standard">To <text:s/>run keras-yolov3, some site-packages you need install also:</text:p>
      <text:p text:style-name="Standard">python==3.6.x</text:p>
      <text:p text:style-name="Standard">tensorflow-gpu==1.6.0 or tensorflow-gpu==1.9.0(have installed)</text:p>
      <text:p text:style-name="Standard">keras==2.1.5</text:p>
      <text:p text:style-name="Standard">opencv-python==3.4.2.16</text:p>
      <text:p text:style-name="Standard">numpy==1.16.5</text:p>
      <text:p text:style-name="Standard">h5py</text:p>
      <text:p text:style-name="Standard">matplotlib</text:p>
      <text:p text:style-name="Standard">pillo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超链接" style:display-name="超链接" style:family="text" style:parent-style-name="默认段落字体">
      <style:text-properties fo:color="#0563C1" style:text-underline-type="single" style:text-underline-style="solid" style:text-underline-width="auto" style:text-underline-mode="continuous"/>
    </style:style>
    <style:style style:name="未处理的提及" style:display-name="未处理的提及" style:family="text" style:parent-style-name="默认段落字体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r. Dony</dc:creator>
    <meta:creation-date>2019-12-19T19:40:00Z</meta:creation-date>
    <dc:date>2019-12-20T01:58:00Z</dc:date>
    <meta:template xlink:href="Normal.dotm" xlink:type="simple"/>
    <meta:editing-cycles>7</meta:editing-cycles>
    <meta:editing-duration>PT3540S</meta:editing-duration>
    <meta:document-statistic meta:page-count="2" meta:paragraph-count="6" meta:word-count="468" meta:character-count="3136" meta:row-count="22" meta:non-whitespace-character-count="2674"/>
  </office:meta>
</office:document-meta>
</file>